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1665in" loext:contextual-spacing="false" fo:line-height="139%" fo:text-align="justify" style:justify-single-word="false" style:writing-mode="lr-tb"/>
      <style:text-properties fo:font-weight="normal"/>
    </style:style>
    <style:style style:name="P2" style:family="paragraph" style:parent-style-name="Text_20_body">
      <style:paragraph-properties fo:margin-top="0in" fo:margin-bottom="0.1665in" loext:contextual-spacing="false" fo:line-height="139%" fo:text-align="justify" style:justify-single-word="false" style:writing-mode="lr-tb"/>
    </style:style>
    <style:style style:name="P3" style:family="paragraph" style:parent-style-name="Text_20_body">
      <style:paragraph-properties fo:margin-top="0in" fo:margin-bottom="0.1665in" loext:contextual-spacing="false" fo:line-height="139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2">
      <loext:graphic-properties draw:fill="none" draw:fill-color="#ffffff"/>
      <style:paragraph-properties fo:margin-top="0in" fo:margin-bottom="0.1665in" loext:contextual-spacing="false" fo:line-height="139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20%" fo:text-align="justify" style:justify-single-word="false" style:writing-mode="lr-tb"/>
      <style:text-properties fo:font-weight="normal"/>
    </style:style>
    <style:style style:name="P6" style:family="paragraph" style:parent-style-name="Text_20_body">
      <style:paragraph-properties fo:margin-top="0in" fo:margin-bottom="0in" loext:contextual-spacing="false" fo:line-height="139%" fo:text-align="justify" style:justify-single-word="false" style:writing-mode="lr-tb"/>
      <style:text-properties fo:font-weight="normal"/>
    </style:style>
    <style:style style:name="P7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20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in" fo:margin-bottom="0in" loext:contextual-spacing="false" fo:line-height="139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9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left="0.5in" fo:margin-right="0in" fo:margin-top="0in" fo:margin-bottom="0in" loext:contextual-spacing="false" fo:line-height="139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2pt" fo:font-style="italic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80607184-7fff-71c4-fefe-faf4fd7b751d"/><text:span text:style-name="T2">i1.</text:span><text:span text:style-name="T6"> </text:span><text:span text:style-name="T1">Write a Javascript program to get the Javascript version with patch number.</text:span></text:p>
      <text:p text:style-name="P5"><text:span text:style-name="T4">Sample Output</text:span><text:span text:style-name="T1">: </text:span></text:p>
      <text:list xml:id="list3971691826" text:style-name="L1">
        <text:list-item>
          <text:list>
            <text:list-item>
              <text:p text:style-name="P7">Javascript Version: 2.4.2</text:p>
            </text:list-item>
            <text:list-item>
              <text:p text:style-name="P7">Javascript Patch Level: 198</text:p>
            </text:list-item>
          </text:list>
        </text:list-item>
      </text:list>
      <text:p text:style-name="Text_20_body"/>
      <text:p text:style-name="P5"><text:span text:style-name="T2">2.</text:span><text:span text:style-name="T6"> </text:span><text:span text:style-name="T1">Write a Javascript program to display the current date and time.</text:span></text:p>
      <text:p text:style-name="Text_20_body"/>
      <text:p text:style-name="P6"><text:span text:style-name="T4">Sample Output</text:span><text:span text:style-name="T1">: </text:span></text:p>
      <text:p text:style-name="P10">Current Date and Time: 27/12/2017 06:04</text:p>
      <text:p text:style-name="Text_20_body"/>
      <text:p text:style-name="P6"><text:span text:style-name="T2">3.</text:span><text:span text:style-name="T6"> </text:span><text:span text:style-name="T1">Write a Javascript program to create a new string which is n copies of a given string where n is a non-negative integer.</text:span></text:p>
      <text:p text:style-name="Text_20_body"/>
      <text:p text:style-name="P6"><text:span text:style-name="T4">Sample Output</text:span><text:span text:style-name="T1">: </text:span></text:p>
      <text:p text:style-name="P8">a</text:p>
      <text:p text:style-name="P8">aa</text:p>
      <text:p text:style-name="P8">aaa</text:p>
      <text:p text:style-name="P8">aaaa</text:p>
      <text:p text:style-name="P8">aaaaa</text:p>
      <text:p text:style-name="Text_20_body"/>
      <text:p text:style-name="P1"><text:span text:style-name="T2">4.</text:span><text:span text:style-name="T6"> </text:span><text:span text:style-name="T1">Write a Javascript program which accepts the radius of a circle from the user and compute the parameter and area.</text:span></text:p>
      <text:p text:style-name="P1"><text:span text:style-name="T4">Sample Output</text:span><text:span text:style-name="T1">: </text:span></text:p>
      <text:p text:style-name="P8">Input the radius of the circle: 5.</text:p>
      <text:p text:style-name="P8">The perimeter is 31.41592653.</text:p>
      <text:p text:style-name="P8">The area is 78.539816325.</text:p>
      <text:p text:style-name="Text_20_body"/>
      <text:p text:style-name="P1"><text:span text:style-name="T2">5.</text:span><text:span text:style-name="T6"> </text:span><text:span text:style-name="T1">Write a Javascript program to check if a string starts with "if".</text:span></text:p>
      <text:p text:style-name="P1"><text:span text:style-name="T4">Sample Output</text:span><text:span text:style-name="T1">:</text:span></text:p>
      <text:p text:style-name="P8">true</text:p>
      <text:p text:style-name="P8">false</text:p>
      <text:p text:style-name="Text_20_body"/>
      <text:p text:style-name="P1"><text:span text:style-name="T2">6.</text:span><text:span text:style-name="T6"> </text:span><text:span text:style-name="T1">Write a Javascript program which accepts the user's first and last name and print them in reverse order with a space between them. </text:span></text:p>
      <text:p text:style-name="P2"><text:soft-page-break/><text:span text:style-name="T6"> </text:span><text:span text:style-name="T5">Sample Output</text:span><text:span text:style-name="T3">: </text:span></text:p>
      <text:p text:style-name="P8">Input your first name: </text:p>
      <text:p text:style-name="P8">Input your last name: </text:p>
      <text:p text:style-name="P8">Hello Lanoie Gary</text:p>
      <text:p text:style-name="Text_20_body"/>
      <text:p text:style-name="P1"><text:span text:style-name="T2">7.</text:span><text:span text:style-name="T6"> </text:span><text:span text:style-name="T1">Write a Javascript program to accept a filename from the user to print the extension of that. (With Regexp) </text:span></text:p>
      <text:p text:style-name="P1"><text:span text:style-name="T4">Sample Output</text:span><text:span text:style-name="T1">: </text:span></text:p>
      <text:p text:style-name="P8">Filename: test.rb</text:p>
      <text:p text:style-name="P8">Base name: test</text:p>
      <text:p text:style-name="P8">Extension: .rb</text:p>
      <text:p text:style-name="P8">Pathname: /user/system</text:p>
      <text:p text:style-name="Text_20_body"/>
      <text:p text:style-name="P1"><text:span text:style-name="T2">8.</text:span><text:span text:style-name="T6"> </text:span><text:span text:style-name="T1">Write a Javascript program to check three numbers and return true if one or more of them are small. A number is called "small" if it is in the range 1..10 inclusive. </text:span></text:p>
      <text:p text:style-name="P1"><text:span text:style-name="T4">Sample Output</text:span><text:span text:style-name="T1">: </text:span></text:p>
      <text:p text:style-name="P8">true</text:p>
      <text:p text:style-name="P8">true</text:p>
      <text:p text:style-name="P8">false</text:p>
      <text:p text:style-name="Text_20_body"/>
      <text:p text:style-name="P1"><text:span text:style-name="T2">9.</text:span><text:span text:style-name="T6"> </text:span><text:span text:style-name="T1">Write a Javascript program to check two numbers and return true if one or the other is small, but not both. A number is called "small" if it is in the range 1..10 inclusive.  </text:span></text:p>
      <text:p text:style-name="P1"><text:span text:style-name="T4">Sample Output</text:span><text:span text:style-name="T1">: </text:span></text:p>
      <text:p text:style-name="P8">true</text:p>
      <text:p text:style-name="P8">true</text:p>
      <text:p text:style-name="P8">false</text:p>
      <text:p text:style-name="Text_20_body"/>
      <text:p text:style-name="P1"><text:span text:style-name="T2">10.</text:span><text:span text:style-name="T6"> </text:span><text:span text:style-name="T1">Write a Javascript program to print the following 'here document'.  </text:span></text:p>
      <text:p text:style-name="P3">Sample string:  a string that you "don't" have to escape This is a ....... multi-line heredoc string --------&gt; example</text:p>
      <text:p text:style-name="P6"><text:span text:style-name="T4">Sample Output</text:span><text:span text:style-name="T1">:</text:span></text:p>
      <text:p text:style-name="Text_20_body"><text:soft-page-break/></text:p>
      <text:p text:style-name="P8">Sample string :</text:p>
      <text:p text:style-name="P8">a string that you "don't" have to escape</text:p>
      <text:p text:style-name="P8">This</text:p>
      <text:p text:style-name="P8">is a ....... multi-line</text:p>
      <text:p text:style-name="P8">heredoc string --------&gt; example</text:p>
      <text:p text:style-name="Text_20_body"/>
      <text:p text:style-name="P1"><text:span text:style-name="T2">11.</text:span><text:span text:style-name="T6"> </text:span><text:span text:style-name="T1">Write a Javascript program to create a new string where "if" is added to the front of a given string. If the string already begins with "if", return the string unchanged. </text:span></text:p>
      <text:p text:style-name="P2"><text:span text:style-name="T6"> </text:span><text:span text:style-name="T5">Sample Output</text:span><text:span text:style-name="T3">: </text:span></text:p>
      <text:p text:style-name="P8">if else</text:p>
      <text:p text:style-name="P8">if else</text:p>
      <text:p text:style-name="Text_20_body"/>
      <text:p text:style-name="P1"><text:span text:style-name="T2">12.</text:span><text:span text:style-name="T6"> </text:span><text:span text:style-name="T1">Write a Javascript program to create a new string from a given string using the first three characters or whatever is there if the string is less than length 3. Return n copies of the string. </text:span></text:p>
      <text:p text:style-name="P2"><text:span text:style-name="T6"> </text:span><text:span text:style-name="T5">Sample Output</text:span><text:span text:style-name="T3">:</text:span></text:p>
      <text:p text:style-name="P8">abc</text:p>
      <text:p text:style-name="P8">abcabc</text:p>
      <text:p text:style-name="P8">abc</text:p>
      <text:p text:style-name="P8">abcabc</text:p>
      <text:p text:style-name="P8">abc</text:p>
      <text:p text:style-name="P8">abab</text:p>
      <text:p text:style-name="Text_20_body"/>
      <text:p text:style-name="P1"><text:span text:style-name="T2">13.</text:span><text:span text:style-name="T6"> </text:span><text:span text:style-name="T1">Write a Javascript program which accepts the radius of the sphere as input and compute the volume.</text:span></text:p>
      <text:p text:style-name="P2"><text:span text:style-name="T6"> </text:span><text:span text:style-name="T5">Sample Output</text:span><text:span text:style-name="T3">:</text:span></text:p>
      <text:p text:style-name="P8">Input the radius of the circle: 5</text:p>
      <text:p text:style-name="P8">The volume of the sphere is: 392.699081625.</text:p>
      <text:p text:style-name="Text_20_body"/>
      <text:p text:style-name="P1"><text:span text:style-name="T2">14.</text:span><text:span text:style-name="T6"> </text:span><text:span text:style-name="T1">Write a Javascript program to create a new string from a given string where the first and last characters have been exchanged. </text:span></text:p>
      <text:p text:style-name="P2"><text:soft-page-break/><text:span text:style-name="T6"> </text:span><text:span text:style-name="T5">Sample Output</text:span><text:span text:style-name="T3">: </text:span></text:p>
      <text:p text:style-name="P8">nythoP</text:p>
      <text:p text:style-name="P8">aavJ</text:p>
      <text:p text:style-name="Text_20_body"/>
      <text:p text:style-name="P1"><text:span text:style-name="T2">15.</text:span><text:span text:style-name="T6"> </text:span><text:span text:style-name="T1">Write a Javascript program to check two integers and return true if one of them is 20 otherwise return their sum.  </text:span></text:p>
      <text:p text:style-name="P1"><text:span text:style-name="T2">16.</text:span><text:span text:style-name="T6"> </text:span><text:span text:style-name="T1">Write a Javascript program to find the greatest of three numbers.  </text:span></text:p>
      <text:p text:style-name="P1"><text:span text:style-name="T4">Sample Output</text:span><text:span text:style-name="T1">: </text:span></text:p>
      <text:p text:style-name="P8">y = 5 is greatest.</text:p>
      <text:p text:style-name="Text_20_body"/>
      <text:p text:style-name="P1"><text:span text:style-name="T2">17.</text:span><text:span text:style-name="T6"> </text:span><text:span text:style-name="T1">Write a Javascript program to check if a number is within 10 of 100 or 200. (E.g. 90, 110, 190, 210) </text:span></text:p>
      <text:p text:style-name="P1"><text:span text:style-name="T2">18.</text:span><text:span text:style-name="T6"> </text:span><text:span text:style-name="T1">Write a Javascript program to compute the sum of the two integers, if the two values are equal return double their sum otherwise return their sum. </text:span></text:p>
      <text:p text:style-name="P1"><text:span text:style-name="T4">Sample Output</text:span><text:span text:style-name="T1">: </text:span></text:p>
      <text:p text:style-name="P8">20</text:p>
      <text:p text:style-name="P8">9</text:p>
      <text:p text:style-name="Text_20_body"/>
      <text:p text:style-name="P1"><text:span text:style-name="T2">19.</text:span><text:span text:style-name="T6"> </text:span><text:span text:style-name="T1">Write a Javascript program to print "Javascript Basic Exercises" 9 times. </text:span></text:p>
      <text:p text:style-name="P1"><text:span text:style-name="T4">Sample Output</text:span><text:span text:style-name="T1">: </text:span></text:p>
      <text:p text:style-name="P8">Javascript exercises</text:p>
      <text:p text:style-name="P8">Javascript exercises</text:p>
      <text:p text:style-name="P8">Javascript exercises</text:p>
      <text:p text:style-name="P8">Javascript exercises</text:p>
      <text:p text:style-name="P8">Javascript exercises</text:p>
      <text:p text:style-name="P8">Javascript exercises</text:p>
      <text:p text:style-name="P8">Javascript exercises</text:p>
      <text:p text:style-name="P8">Javascript exercises</text:p>
      <text:p text:style-name="P8">Javascript exercises</text:p>
      <text:p text:style-name="Text_20_body"/>
      <text:p text:style-name="P1"><text:span text:style-name="T2">20.</text:span><text:span text:style-name="T6"> </text:span><text:span text:style-name="T1">Write a Javascript program to create a new string from a given string with the last </text:span><text:soft-page-break/><text:span text:style-name="T1">character added at the front and back of the given string. The length of the given string must be 1 or more.  </text:span></text:p>
      <text:p text:style-name="P1"><text:span text:style-name="T4">Sample Output</text:span><text:span text:style-name="T1">: </text:span></text:p>
      <text:p text:style-name="P8">cabcc</text:p>
      <text:p text:style-name="P8">dabcdd</text:p>
      <text:p text:style-name="P8">ajavaa</text:p>
      <text:p text:style-name="Text_20_body"/>
      <text:p text:style-name="P1"><text:span text:style-name="T2">21.</text:span><text:span text:style-name="T6"> </text:span><text:span text:style-name="T1">Write a Javascript program to print 34 upto 41.  </text:span></text:p>
      <text:p text:style-name="P1"><text:span text:style-name="T4">Sample Output</text:span><text:span text:style-name="T1">: </text:span></text:p>
      <text:p text:style-name="P8">34</text:p>
      <text:p text:style-name="P8">35</text:p>
      <text:p text:style-name="P8">36</text:p>
      <text:p text:style-name="P8">37</text:p>
      <text:p text:style-name="P8">38</text:p>
      <text:p text:style-name="P8">39</text:p>
      <text:p text:style-name="P8">40</text:p>
      <text:p text:style-name="P8">41</text:p>
      <text:p text:style-name="P8">42</text:p>
      <text:p text:style-name="Text_20_body"/>
      <text:p text:style-name="P1"><text:span text:style-name="T2">22.</text:span><text:span text:style-name="T6"> </text:span><text:span text:style-name="T1">Write a Javascript program to print even numbers from 1 to 10. </text:span></text:p>
      <text:p text:style-name="P2"><text:span text:style-name="T6"> </text:span><text:span text:style-name="T5">Sample Output</text:span><text:span text:style-name="T3">: </text:span></text:p>
      <text:p text:style-name="P8">Even numbers between 2 to 10: </text:p>
      <text:p text:style-name="P8">2</text:p>
      <text:p text:style-name="P8">4</text:p>
      <text:p text:style-name="P8">6</text:p>
      <text:p text:style-name="P8">8</text:p>
      <text:p text:style-name="P8">10</text:p>
      <text:p text:style-name="Text_20_body"/>
      <text:p text:style-name="P1"><text:span text:style-name="T2">23.</text:span><text:span text:style-name="T6"> </text:span><text:span text:style-name="T1">Write a Javascript program to print odd numbers from 10 to 1.  </text:span></text:p>
      <text:p text:style-name="P1"><text:span text:style-name="T4">Sample Output</text:span><text:span text:style-name="T1">: </text:span></text:p>
      <text:p text:style-name="P8">Odd numbers between 9 to 1: </text:p>
      <text:p text:style-name="P8">9</text:p>
      <text:p text:style-name="P8"><text:soft-page-break/>7</text:p>
      <text:p text:style-name="P8">5</text:p>
      <text:p text:style-name="P8">3</text:p>
      <text:p text:style-name="P8">1</text:p>
      <text:p text:style-name="Text_20_body"/>
      <text:p text:style-name="P1"><text:span text:style-name="T2">24.</text:span><text:span text:style-name="T6"> </text:span><text:span text:style-name="T1">Write a Javascript program to print the elements of a given array.  Sample array : ["Javascript", 2.3, Time.now] </text:span></text:p>
      <text:p text:style-name="P1"><text:span text:style-name="T2">25.</text:span><text:span text:style-name="T6"> </text:span><text:span text:style-name="T1">Write a Javascript program to check two non-negative integer values and return true if they have the same last digit. </text:span></text:p>
      <text:p text:style-name="P1"><text:span text:style-name="T2">26.</text:span><text:span text:style-name="T6"> </text:span><text:span text:style-name="T1">Write a Javascript program to retrieve the total marks where the subject name and marks of a student stored in a hash. </text:span></text:p>
      <text:p text:style-name="P3">Sample subject and marks: Literature -74, Science – 89, Math-91 </text:p>
      <text:p text:style-name="P1"><text:span text:style-name="T4">Sample Output</text:span><text:span text:style-name="T1">: </text:span></text:p>
      <text:p text:style-name="P8">Total Marks: 254</text:p>
      <text:p text:style-name="Text_20_body"/>
      <text:p text:style-name="P1"><text:span text:style-name="T2">27.</text:span><text:span text:style-name="T6"> </text:span><text:span text:style-name="T1">Write a Javascript program to print a specified character twenty times. </text:span></text:p>
      <text:p text:style-name="P1"><text:span text:style-name="T4">Sample Output</text:span><text:span text:style-name="T1">: </text:span></text:p>
      <text:p text:style-name="P8">********************</text:p>
      <text:p text:style-name="P8">####################</text:p>
      <text:p text:style-name="P8">@@@@@@@@@@@@@@@@@@@@</text:p>
      <text:p text:style-name="Text_20_body"/>
      <text:p text:style-name="P1"><text:span text:style-name="T2">28.</text:span><text:span text:style-name="T6"> </text:span><text:span text:style-name="T1">Write a Javascript program to test whether a year is a leap year or not.  </text:span></text:p>
      <text:p text:style-name="P1"><text:span text:style-name="T4">Sample Output</text:span><text:span text:style-name="T1">: </text:span></text:p>
      <text:p text:style-name="P8">2012 is leap year</text:p>
      <text:p text:style-name="P8">1500 is not leap year</text:p>
      <text:p text:style-name="P8">1600 is leap year</text:p>
      <text:p text:style-name="P8">2020 is leap year</text:p>
      <text:p text:style-name="Text_20_body"/>
      <text:p text:style-name="P1"><text:span text:style-name="T2">29.</text:span><text:span text:style-name="T6"> </text:span><text:span text:style-name="T1">Write a Javascript program to check whether a string 'Java' appears at index 1 in a given string, if 'Java' appears to return the string without 'Java' otherwise return the string unchanged.  </text:span></text:p>
      <text:p text:style-name="P1"><text:soft-page-break/><text:span text:style-name="T4">Sample Output</text:span><text:span text:style-name="T1">: </text:span></text:p>
      <text:p text:style-name="P8">Script</text:p>
      <text:p text:style-name="P8">Oldjava</text:p>
      <text:p text:style-name="Text_20_body"/>
      <text:p text:style-name="P1"><text:span text:style-name="T2">30.</text:span><text:span text:style-name="T6"> </text:span><text:span text:style-name="T1">Write a Javascript program to create a string using the first two characters (if present) of a given string if the first character is 'p' and the second one is 's' otherwise return a blank string. </text:span></text:p>
      <text:p text:style-name="P2"><text:span text:style-name="T6"> </text:span><text:span text:style-name="T5">Sample Output</text:span><text:span text:style-name="T3">: </text:span></text:p>
      <text:p text:style-name="P8">ps</text:p>
      <text:p text:style-name="Text_20_body"/>
      <text:p text:style-name="P1"><text:span text:style-name="T2">31.</text:span><text:span text:style-name="T6"> </text:span><text:span text:style-name="T1">Write a Javascript program to check two integers and return whichever value is nearest to the value 10, or return 0 if two integers are equal.  </text:span></text:p>
      <text:p text:style-name="P1"><text:span text:style-name="T4">Sample Output</text:span><text:span text:style-name="T1">: </text:span></text:p>
      <text:p text:style-name="P8">7</text:p>
      <text:p text:style-name="P8">9</text:p>
      <text:p text:style-name="P8">0</text:p>
      <text:p text:style-name="Text_20_body"/>
      <text:p text:style-name="P1"><text:span text:style-name="T2">32.</text:span><text:span text:style-name="T6"> </text:span><text:span text:style-name="T1">Write a Javascript program to check two integer values and return true if they are both in the range 10..20 inclusive, or they are both in the range 20..30 inclusive.  </text:span></text:p>
      <text:p text:style-name="P1"><text:span text:style-name="T4">Sample Output</text:span><text:span text:style-name="T1">: </text:span></text:p>
      <text:p text:style-name="P8">true</text:p>
      <text:p text:style-name="P8">false</text:p>
      <text:p text:style-name="P8">true</text:p>
      <text:p text:style-name="P8">false</text:p>
      <text:p text:style-name="Text_20_body"/>
      <text:p text:style-name="P1"><text:span text:style-name="T2">33.</text:span><text:span text:style-name="T6"> </text:span><text:span text:style-name="T1">Write a Javascript program to check two positive integer values and return the larger value that is in the range 20..30 inclusive, or return 0 if no number is in that range. </text:span></text:p>
      <text:p text:style-name="P1"><text:span text:style-name="T4">Sample Output</text:span><text:span text:style-name="T1">: </text:span></text:p>
      <text:p text:style-name="P8">0</text:p>
      <text:p text:style-name="P8">29</text:p>
      <text:p text:style-name="P8">30</text:p>
      <text:p text:style-name="P8"><text:soft-page-break/>0</text:p>
      <text:p text:style-name="Text_20_body"/>
      <text:p text:style-name="P1"><text:span text:style-name="T2">34.</text:span><text:span text:style-name="T6"> </text:span><text:span text:style-name="T1">Write a Javascript program to count the number of 5's in a given array.  </text:span></text:p>
      <text:p text:style-name="P1"><text:span text:style-name="T4">Sample Output</text:span><text:span text:style-name="T1">: </text:span></text:p>
      <text:p text:style-name="P8">0</text:p>
      <text:p text:style-name="P8">1</text:p>
      <text:p text:style-name="P8">2</text:p>
      <text:p text:style-name="Text_20_body"/>
      <text:p text:style-name="P1"><text:span text:style-name="T2">35.</text:span><text:span text:style-name="T6"> </text:span><text:span text:style-name="T1">Write a Javascript program to check two non-negative integer values and return true if they have the same last digit. </text:span></text:p>
      <text:p text:style-name="P1"><text:span text:style-name="T2">36.</text:span><text:span text:style-name="T6"> </text:span><text:span text:style-name="T1">Write a Javascript program to check if the sequence of numbers 10, 20, 30 appears anywhere in a given array of integers.  </text:span></text:p>
      <text:p text:style-name="P1"><text:span text:style-name="T2">37.</text:span><text:span text:style-name="T6"> </text:span><text:span text:style-name="T1">Write a Javascript program to check two given integers and return 11 if either one is 11. Return their sum or difference if sum or difference is 11. </text:span></text:p>
      <text:p text:style-name="P1"><text:span text:style-name="T2">38.</text:span><text:span text:style-name="T6"> </text:span><text:span text:style-name="T1">Write a Javascript program to check three given integers and return true if one of them is 20 or more less than one of the others. </text:span></text:p>
      <text:p text:style-name="P1"><text:span text:style-name="T2">39.</text:span><text:span text:style-name="T6"> </text:span><text:span text:style-name="T1">Write a Javascript program to check two given integers and return the larger value. However, if the two values have the same remainder when divided by 5 then return the smaller value and if the two values are the same, return 0. </text:span></text:p>
      <text:p text:style-name="P1"><text:span text:style-name="T4">Sample Output</text:span><text:span text:style-name="T1">: </text:span></text:p>
      <text:p text:style-name="P8">12</text:p>
      <text:p text:style-name="P8">110</text:p>
      <text:p text:style-name="P8">0</text:p>
      <text:p text:style-name="Text_20_body"/>
      <text:p text:style-name="P1"><text:span text:style-name="T2">40.</text:span><text:span text:style-name="T6"> </text:span><text:span text:style-name="T1">Write a Javascript program to check two given integers, each in the range 10..99, return true if there is a digit that appears in both numbers.  </text:span></text:p>
      <text:p text:style-name="P1"><text:span text:style-name="T2">41.</text:span><text:span text:style-name="T6"> </text:span><text:span text:style-name="T1">Write a Javascript program to check three given integers x, y, z and return true if one of y or z is close (differing from a by at most 1), while the other is far, differing from both other values by 3 or more. </text:span></text:p>
      <text:p text:style-name="P1"><text:span text:style-name="T2">42.</text:span><text:span text:style-name="T6"> </text:span><text:span text:style-name="T1">На зустріч один одному відповідно з міста А та міста Б рухається заєць та черепаха. Ввести з клавіатури відстань між містами, швидкість зайця та швидкість </text:span><text:soft-page-break/><text:span text:style-name="T1">черепахи. Обчислити на якій відстані від міста Б вони зустрінуться.</text:span></text:p>
      <text:p text:style-name="P1"><text:span text:style-name="T2">43.</text:span><text:span text:style-name="T6"> </text:span><text:span text:style-name="T1">З міста А в місто Б їде велосипедист. З його плеча злітає муха. Вона летить до міста Б, долітає до нього та повертається назад. Знову долітає до велосипедиста, розвертається і летить до міста Б... і так до тих пір, поки велосипедист не доїде до пункту Б. Відомо відстань між містами, швидкість велосипедиста та швидкість мухи. Написати програму, що визначає скільки кілометрів налітає муха.</text:span></text:p>
      <text:p text:style-name="P1"><text:span text:style-name="T2">44.</text:span><text:span text:style-name="T1">Написати програму, яка визначає дату наступного дня, на основі сьогоднішньої дати.</text:span></text:p>
      <text:p text:style-name="P1"><text:span text:style-name="T2">45.</text:span><text:span text:style-name="T6"> </text:span><text:span text:style-name="T1">Написати программу, яка задає категорію та стаж працівника, а також ставку відповідно до категорії(1-ша категорія—3000, 2-га – 2000, 3-тя -- 1000). Обчислити заробітну плату, враховуючи надбавку за стаж роботи(до 2 років—0%, від 2 до 5 – 10%, від 5 до 10 – 20%, більше 10—30% ) і зняття податку – 15%.</text:span></text:p>
      <text:p text:style-name="P1"><text:span text:style-name="T2">46.</text:span><text:span text:style-name="T6"> </text:span><text:span text:style-name="T1">Написати програму, яка із введеного користувачем цілого чотирьохзначного числа (наприклад 5141):</text:span></text:p>
      <text:list xml:id="list3947591394" text:style-name="L2">
        <text:list-item>
          <text:p text:style-name="P9">знаходить суму цифр цього числа (5141 це 5+1+4+1 = 11).</text:p>
        </text:list-item>
        <text:list-item>
          <text:p text:style-name="P9">перевіряє чи є однакові цифри (двічі зустрічається цифра 1)</text:p>
        </text:list-item>
        <text:list-item>
          <text:p text:style-name="P4">перевіряє чи сума двох перших цифр чотирьохзначного числа рівна двом наступним (5141 → 5+1 = 6 і 4+1 = 5 → суми першої та другої пар цифр даного числа різні)</text:p>
        </text:list-item>
      </text:list>
      <text:p text:style-name="P5"><text:span text:style-name="T2">47.</text:span><text:span text:style-name="T6"> </text:span><text:span text:style-name="T1">Написати програму, яка обчислює, скільки повинен заплатити водій за паркування автомобіля на стоянці протягом певного часу. Користувач вводить наступні дані: час заїзду на стоянку (у годинах і хвилинах), час від’їзду, вартість однієї години паркування. Водій платить за кожну повну годину. Також, здійснюється плата за перевищення користування стоянкою більше ніж на 10 хв., наприклад: якщо хтось використав стоянку протягом 2 год. і 15 хв., то повинен заплатити за 3 год. В кінцевому результаті на екран необхідно вивести повідомлення про час заїзду та виїзду авто, ціну за годину паркування і повну вартість.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1T19:29:41.656993727</dc:date>
    <meta:editing-duration>PT15S</meta:editing-duration>
    <meta:editing-cycles>1</meta:editing-cycles>
    <meta:document-statistic meta:table-count="0" meta:image-count="0" meta:object-count="0" meta:page-count="9" meta:paragraph-count="191" meta:word-count="1588" meta:character-count="9009" meta:non-whitespace-character-count="7525"/>
    <meta:generator>LibreOffice/6.0.7.3$Linux_X86_64 LibreOffice_project/00m0$Build-3</meta:generator>
  </office:meta>
</office:document-meta>
</file>